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5.65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77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fr" number:country="FR">
      <number:number number:min-integer-digits="1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 style:data-style-name="N1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6"/>
          <table:table-cell table:number-columns-repeated="4"/>
          <table:table-cell table:style-name="ce26" table:number-columns-repeated="100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<text:a xlink:href="python://o.valuation_type" xlink:type="simple">python://o.valuation_type</text:a>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9" office:value-type="string" calcext:value-type="string">
            <text:p><text:a xlink:href="python://l.product_qty" xlink:type="simple">python://l.product_qty</text:a>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7" office:value-type="string" calcext:value-type="string">
            <text:p><text:a xlink:href="python://l['min_line'].product_uom_id.name.replace('Unit(s)','N°')" xlink:type="simple">python://l['min_line'].product_uom_id.name.replace('Unit(s)','N°')</text:a></text:p>
          </table:table-cell>
          <table:table-cell table:style-name="ce9" office:value-type="string" calcext:value-type="string">
            <text:p><text:a xlink:href="python://l['min_line'].product_id.standard_price" xlink:type="simple">python://l['min_line'].product_id.standard_price</text:a>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3" office:value-type="string" calcext:value-type="string">
            <text:p><text:a xlink:href="python://l['min_line'].product_id.standard_price%20*%20l.product_qty" xlink:type="simple">python://l['min_line'].product_id.standard_price * l.product_qty</text:a>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9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9" table:formula="of:=IF(INDIRECT(ADDRESS(ROW();COLUMN()-1))&lt;&gt;&quot;&quot;;VALUE(SUBSTITUTE(INDIRECT(ADDRESS(ROW();COLUMN()-1));&quot;.&quot;;&quot;,&quot;));0)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4" table:formula="of:=SUM([.L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 table:number-rows-repeated="57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2:38:01.500976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6.0.6.2$Linux_X86_64 LibreOffice_project/00m0$Build-2</meta:generator>
    <dc:date>2018-11-29T12:38:57.758584758</dc:date>
    <meta:editing-duration>PT8H10M51S</meta:editing-duration>
    <meta:editing-cycles>194</meta:editing-cycles>
    <meta:document-statistic meta:table-count="1" meta:cell-count="32" meta:object-count="0"/>
  </office:meta>
</office:document-meta>
</file>